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7e28" officeooo:paragraph-rsid="00067e28"/>
    </style:style>
    <style:style style:name="P2" style:family="paragraph" style:parent-style-name="Standard">
      <style:text-properties officeooo:rsid="0006e4bb" officeooo:paragraph-rsid="0006e4bb"/>
    </style:style>
    <style:style style:name="P3" style:family="paragraph" style:parent-style-name="Standard">
      <style:text-properties officeooo:paragraph-rsid="0006e4bb"/>
    </style:style>
    <style:style style:name="P4" style:family="paragraph" style:parent-style-name="Text_20_body">
      <style:text-properties officeooo:paragraph-rsid="0006e4bb"/>
    </style:style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4">
      <style:paragraph-properties fo:margin-top="0cm" fo:margin-bottom="0cm" style:contextual-spacing="false"/>
      <style:text-properties officeooo:paragraph-rsid="0006e4bb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06e4bb" officeooo:paragraph-rsid="0006e4bb"/>
    </style:style>
    <style:style style:name="T1" style:family="text">
      <style:text-properties officeooo:rsid="00067e28"/>
    </style:style>
    <style:style style:name="T2" style:family="text">
      <style:text-properties officeooo:rsid="0006e4b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/</text:p>
      <text:p text:style-name="P1"/>
      <text:p text:style-name="P1">1/ </text:p>
      <text:p text:style-name="P1">cd exam</text:p>
      <text:p text:style-name="P1">mkdir assets </text:p>
      <text:p text:style-name="P1"/>
      <text:p text:style-name="P1">2/</text:p>
      <text:p text:style-name="P1">for i in {1...10} ; do touch "img_$i.png" ; </text:p>
      <text:p text:style-name="P1"/>
      <text:p text:style-name="P1">3/</text:p>
      <text:p text:style-name="P1">echo "Hello, worl" &gt; du_texte.txt </text:p>
      <text:p text:style-name="P1"/>
      <text:p text:style-name="P1">4/</text:p>
      <text:p text:style-name="P1">for file in *.png ; do mv "$file" "${file %.png}.jpeg" ;</text:p>
      <text:p text:style-name="P1"/>
      <text:p text:style-name="P1">5/ </text:p>
      <text:p text:style-name="P1">mkdir medias </text:p>
      <text:p text:style-name="P1">mv *.jpeg medias/</text:p>
      <text:p text:style-name="P1"/>
      <text:p text:style-name="P1">6/</text:p>
      <text:p text:style-name="P4"><text:span text:style-name="T2">PNG ; </text:span><text:span text:style-name="T1">Format d'image sans perte préservant la qualité d'origine, avec support de la transparence. Recommandé pour les graphiques et logos nécessitant une haute fidélité. </text:span></text:p>
      <text:p text:style-name="P4"><text:span text:style-name="T2">Txt :</text:span> Format de texte brut universel, compatible avec tous les éditeurs. Utilisé pour les documents simples et fichiers de configuration. Ne conserve que le contenu textuel sans formatage. </text:p>
      <text:p text:style-name="P4"><text:span text:style-name="T2">JPEG :</text:span> Format d'image avec compression qui réduit significativement la taille des fichiers. Idéal pour les photographies, mais implique une perte de qualité par rapport à l'original</text:p>
      <text:p text:style-name="P1"/>
      <text:p text:style-name="P1">7/</text:p>
      <text:p text:style-name="P1">echo ‘# !/usr/bin/bash\necho "Hello, world"’ &gt; script</text:p>
      <text:p text:style-name="P1">chmod +c script</text:p>
      <text:p text:style-name="P1"/>
      <text:p text:style-name="P3"><text:span text:style-name="T2">8/</text:span></text:p>
      <text:p text:style-name="P3"><text:span text:style-name="Strong_20_Emphasis"/></text:p>
      <text:p text:style-name="P2">(# !/usr/bin/bash) :</text:p>
      <text:list text:style-name="L4">
        <text:list-item>
          <text:list>
            <text:list-item>
              <text:p text:style-name="P6">Indique au système d'exploitation quel interpréteur utiliser pour exécuter le script </text:p>
            </text:list-item>
            <text:list-item>
              <text:p text:style-name="P6">Permet l'exécution directe avec la syntaxe <text:span text:style-name="Source_20_Text">./script</text:span> </text:p>
            </text:list-item>
            <text:list-item>
              <text:p text:style-name="P7">Requiert que le fichier ait les permissions d'exécution </text:p>
            </text:list-item>
          </text:list>
          <text:p text:style-name="P7"><text:span text:style-name="Strong_20_Emphasis"/></text:p>
          <text:p text:style-name="P7"/>
        </text:list-item>
      </text:list>
      <text:p text:style-name="P9">Avec la commande Bash :</text:p>
      <text:list text:continue-numbering="true" text:style-name="L4">
        <text:list-item>
          <text:list>
            <text:list-item>
              <text:p text:style-name="P7">Syntaxe : <text:span text:style-name="Source_20_Text">bash script</text:span> </text:p>
            </text:list-item>
            <text:list-item>
              <text:p text:style-name="P6">Fonctionne même si le script n'a pas de shebang ou de permissions d'exécution </text:p>
            </text:list-item>
            <text:list-item>
              <text:p text:style-name="P5">Le script s'exécute dans le contexte de l'interpréteur bash appelé explicitement </text:p>
            </text:list-item>
          </text:list>
        </text:list-item>
      </text:list>
      <text:p text:style-name="Text_20_body">En résumé : Le shebang permet l'exécution directe du script comme une commande, tandis que l'appel explicite à bash est plus flexible mais nécessite de spécifier l'interpréteur à chaque utilisation.</text:p>
      <text:p text:style-name="P8"/>
      <text:p text:style-name="P8"><text:soft-page-break/></text:p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0:41:32.666000000</meta:creation-date>
    <dc:date>2025-03-13T10:58:44.960000000</dc:date>
    <meta:editing-duration>PT5M44S</meta:editing-duration>
    <meta:editing-cycles>1</meta:editing-cycles>
    <meta:document-statistic meta:table-count="0" meta:image-count="0" meta:object-count="0" meta:page-count="2" meta:paragraph-count="32" meta:word-count="235" meta:character-count="1444" meta:non-whitespace-character-count="1233"/>
    <meta:generator>LibreOffice/24.2.7.2$Windows_X86_64 LibreOffice_project/ee3885777aa7032db5a9b65deec9457448a91162</meta:generator>
  </office:meta>
</office:document-meta>
</file>